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 style:list-style-name="L2">
      <style:paragraph-properties fo:text-align="justify" style:justify-single-word="false"/>
    </style:style>
    <style:style style:name="P8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background-color="#ffd32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Arduino Watering system</text:p>
      <text:p text:style-name="P1"/>
      <text:p text:style-name="P1"/>
      <text:p text:style-name="P2">Il sistema controlla l'irrigazione delle piante tramite schede Arduino e Fishino in una configurazione SERVER-CLIENT</text:p>
      <text:p text:style-name="P2">Il server è una scheda Fishino e il client è una scheda Arduino. Entrambe sono dotate di shield LoRa per comunicazione su lunga distanza.</text:p>
      <text:p text:style-name="P2"/>
      <text:p text:style-name="P2">Il client gestisce una o più elettrovalvole per l'irrigazione a goccia e un set di sensori di umidità e temperatura.</text:p>
      <text:p text:style-name="P2"/>
      <text:p text:style-name="P2"/>
      <text:p text:style-name="P3">Requisiti Client:</text:p>
      <text:p text:style-name="P2"/>
      <text:list xml:id="list7283362882392201177" text:style-name="L1">
        <text:list-item>
          <text:p text:style-name="P6">Il client riceve le richieste del server per leggere umidità e temperatura dai sensori e lo stato operativo.</text:p>
        </text:list-item>
        <text:list-item>
          <text:p text:style-name="P6">Il client legge il dato dai sensori e lo invia al server come risposta alla richiesta (vedi 1)</text:p>
        </text:list-item>
        <text:list-item>
          <text:p text:style-name="P6">Il client riceve periodicamente un messaggio di keep alive dal server al quale risponde con un messaggio dello stesso tipo (echo)</text:p>
        </text:list-item>
        <text:list-item>
          <text:p text:style-name="P6">Il client riceve i comandi dal server per aprire la elettrovalvola d'irrigazione per un tempo prestabilito (configurato dal server nel messaggio inviato)</text:p>
        </text:list-item>
        <text:list-item>
          <text:p text:style-name="P6">Il client esegue il comando di attuazione richiesto e controlla il tempo di apertura della valvola, poi la chiude e invia una risposta al server di chiusura valvola</text:p>
        </text:list-item>
        <text:list-item>
          <text:p text:style-name="P6">Il client risponde con un messaggio di ACK ad ogni comando inviato dal server. Il messaggio di ACK indica la corretta ricezione (e decodifica) del comando.</text:p>
        </text:list-item>
        <text:list-item>
          <text:p text:style-name="P6">Il messaggio di ACK del client alla richiesta di cambio di stato da parte del server indica che il comando è stato correttamente ricevuto, decodificato ed eseguito (cambio di stato effettuato)</text:p>
        </text:list-item>
        <text:list-item>
          <text:p text:style-name="P6">Il client utilizza una macchina a stati (FSM) che gestisce le varie funzionalità del client</text:p>
        </text:list-item>
        <text:list-item>
          <text:p text:style-name="P6">Il client, all'accensione della schede (Arduino + Lora), entra nello stato INIT ed esegue l'inizializzazione dello shield Lora.</text:p>
        </text:list-item>
        <text:list-item>
          <text:p text:style-name="P6">Il client, dopo l'accensione delle schede (Arduino + Lora shield) e in caso di inizializzazione corretta dello shield, entra nello stato IDLE, in attesa del comando di cambio stato dal server.</text:p>
        </text:list-item>
        <text:list-item>
          <text:p text:style-name="P6">Il client in caso di errore durante l'inizializzazione dello shield Lora entra nello stato ERROR</text:p>
        </text:list-item>
        <text:list-item>
          <text:p text:style-name="P6">Il client può uscire dallo stato ERROR solo con un reset hw delle schede</text:p>
        </text:list-item>
        <text:list-item>
          <text:p text:style-name="P6">Il client nello stato ERROR non accetta richieste di dati o comandi ma solamente richieste di stato o keep alive</text:p>
        </text:list-item>
        <text:list-item>
          <text:p text:style-name="P6">Il client nello stato IDLE non accetta comandi di attuazione dal server, solamente richieste di stato, di cambio stato e di keep alive</text:p>
        </text:list-item>
        <text:list-item>
          <text:p text:style-name="P6">Il client alla ricezione del comando di STANDBY dal server entra nello stato IDLE e inibisce ogni attuazione. In caso di elettrovalvola aperta, la chiude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/>
      <text:p text:style-name="P3">Requisiti Server:</text:p>
      <text:p text:style-name="P5"/>
      <text:list xml:id="list1815073400533718968" text:style-name="L2">
        <text:list-item>
          <text:p text:style-name="P8">Il server invia periodicamente al client le richieste per leggere i dati di umidità e temperatura. Il periodo è di <text:span text:style-name="T1">TBD</text:span> minuti</text:p>
        </text:list-item>
        <text:list-item>
          <text:p text:style-name="P8">Il server invia i comandi di apertura elettrovalvola al client</text:p>
        </text:list-item>
        <text:list-item>
          <text:p text:style-name="P8">Il server invia periodicamente al client un messaggio di keep alive per verificare la qualità del link. Il periodo è di <text:span text:style-name="T1">TBD</text:span> secondi</text:p>
        </text:list-item>
        <text:list-item>
          <text:p text:style-name="P8">Il server riceve i messaggi di risposta dal client alle richieste di dati (umidità, temperatura)</text:p>
        </text:list-item>
        <text:list-item>
          <text:p text:style-name="P8">Il server riceve i messaggi di ACK dal client in risposta ai comandi</text:p>
        </text:list-item>
        <text:list-item>
          <text:p text:style-name="P8">Il server riceve i messaggi di risposta (keep alive) dal client per calcolare la qualità del link radio</text:p>
        </text:list-item>
        <text:list-item>
          <text:p text:style-name="P8">Il server determina la qualità del link con il client analizzando i valori di RSSI e SNR sulla risposta ricevuta dal client</text:p>
        </text:list-item>
        <text:list-item>
          <text:p text:style-name="P8">Il server invia un comando di STANDBY al client nel caso in cui il valore di link quality calcolato sia sotto una determinata soglia (<text:span text:style-name="T1">TBD</text:span>)</text:p>
        </text:list-item>
        <text:list-item>
          <text:p text:style-name="P8">Il server invia il messaggio di keep alive al client anche se questo è in stato IDLE ( a seguito di comando di STANDBY)</text:p>
        </text:list-item>
        <text:list-item>
          <text:p text:style-name="P8">Il server elabora i dati di umidità e temperatura ricevuti dal client e in base a questi comanda un'apertura dell'elettrovalvola per un determinato tempo</text:p>
        </text:list-item>
        <text:list-item>
          <text:p text:style-name="P8">Il server implementa un meccanismo di retry sull'invio dei comandi al client. Se non viene ricevuto un messaggio di ACK entro <text:span text:style-name="T1">TBD</text:span> secondi dall'invio del comando, quest'ultimo viene reinviato fino a 3 volte</text:p>
        </text:list-item>
        <text:list-item>
          <text:p text:style-name="P8">Il server entra in stato ERROR se l'invio del comando fallisce per tre volte consecutive (ACK non ricevuto)</text:p>
        </text:list-item>
        <text:list-item>
          <text:p text:style-name="P8">Il server, all'accensione della schede (Arduino + Lora), entra nello stato INIT ed esegue l'inizializzazione dello shield Lora.</text:p>
        </text:list-item>
        <text:list-item>
          <text:p text:style-name="P8">Il server, dopo l'accensione delle schede (Arduino + Lora shield) e in caso di inizializzazione corretta dello shield, entra nello stato IDLE.</text:p>
        </text:list-item>
        <text:list-item>
          <text:p text:style-name="P8">Il server, quando entra nello stato IDLE (da INIT), verifica che il client sia in stato IDLE e in caso positivo invia il comando di cambio stato a OPERATIVE</text:p>
        </text:list-item>
        <text:list-item>
          <text:p text:style-name="P8">Il server entra nello stato OPERATIVE quando riceve il messaggio di ACK dal client relativo al suo cambio di stato a OPERATIVE</text:p>
        </text:list-item>
        <text:list-item>
          <text:p text:style-name="P7">Il server in caso di errore durante l'inizializzazione dello shield Lora entra nello stato ERROR</text:p>
        </text:list-item>
        <text:list-item>
          <text:p text:style-name="P8">Il server può uscire dallo stato ERROR solo con un reset hw delle schede</text:p>
        </text:list-item>
      </text:list>
      <text:p text:style-name="P2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0M52S</meta:editing-duration>
    <meta:editing-cycles>56</meta:editing-cycles>
    <meta:generator>OpenOffice/4.1.1$Win32 OpenOffice.org_project/411m6$Build-9775</meta:generator>
    <dc:date>2017-08-27T17:31:11.69</dc:date>
    <dc:creator>MarcoP </dc:creator>
    <meta:document-statistic meta:table-count="0" meta:image-count="0" meta:object-count="0" meta:page-count="2" meta:paragraph-count="39" meta:word-count="791" meta:character-count="4629"/>
    <meta:user-defined meta:name="Info 1"/>
    <meta:user-defined meta:name="Info 2"/>
    <meta:user-defined meta:name="Info 3"/>
    <meta:user-defined meta:name="Info 4"/>
  </office:meta>
</office:document-meta>
</file>